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2pt" officeooo:paragraph-rsid="00055a84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fo:font-size="13pt" style:text-underline-style="none" fo:font-weight="normal" officeooo:rsid="001b8937" officeooo:paragraph-rsid="001744a3" style:font-size-asian="13pt" style:font-weight-asian="normal" style:font-size-complex="13pt" style:font-weight-complex="normal"/>
    </style:style>
    <style:style style:name="P3" style:family="paragraph" style:parent-style-name="Standard">
      <style:text-properties fo:color="#000000" style:font-name="Liberation Serif" fo:font-size="12pt" style:text-underline-style="none" fo:font-weight="normal" officeooo:rsid="00253ba1" officeooo:paragraph-rsid="001ab2b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none" fo:font-weight="bold" officeooo:paragraph-rsid="000505e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cc" style:font-name="Liberation Serif" fo:font-size="12pt" style:text-underline-style="solid" style:text-underline-width="auto" style:text-underline-color="font-color" fo:font-weight="bold" officeooo:paragraph-rsid="000505e4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officeooo:paragraph-rsid="000505e4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3c008" officeooo:paragraph-rsid="00055a84" style:font-size-asian="12pt" style:font-size-complex="12pt"/>
    </style:style>
    <style:style style:name="P8" style:family="paragraph" style:parent-style-name="Standard">
      <style:text-properties style:font-name="Liberation Serif" fo:font-size="12pt" officeooo:rsid="0033d2de" officeooo:paragraph-rsid="001ab2b6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f52b3" officeooo:paragraph-rsid="001ab2b6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45fa4" officeooo:paragraph-rsid="001ab2b6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c13c7" officeooo:paragraph-rsid="001ab2b6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93517" officeooo:paragraph-rsid="001ab2b6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697c2" officeooo:paragraph-rsid="001ab2b6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06a62" officeooo:paragraph-rsid="001ab2b6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8c02b" officeooo:paragraph-rsid="001ab2b6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0d6c4" officeooo:paragraph-rsid="001ab2b6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46e86" officeooo:paragraph-rsid="001ab2b6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253ba1" officeooo:paragraph-rsid="001ab2b6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3b8fcc" officeooo:paragraph-rsid="001ab2b6" style:font-size-asian="12pt" style:font-size-complex="12pt"/>
    </style:style>
    <style:style style:name="P20" style:family="paragraph" style:parent-style-name="Standard">
      <style:text-properties fo:color="#ff0000" style:font-name="Liberation Serif" fo:font-size="12pt" style:text-underline-style="solid" style:text-underline-width="auto" style:text-underline-color="font-color" fo:font-weight="bold" officeooo:rsid="00232dc6" officeooo:paragraph-rsid="000505e4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0aa032"/>
    </style:style>
    <style:style style:name="P22" style:family="paragraph" style:parent-style-name="Standard">
      <style:paragraph-properties fo:text-align="start" style:justify-single-word="false"/>
      <style:text-properties officeooo:paragraph-rsid="00055a84"/>
    </style:style>
    <style:style style:name="P23" style:family="paragraph" style:parent-style-name="Standard">
      <style:text-properties officeooo:rsid="000136c9" officeooo:paragraph-rsid="000d31d2"/>
    </style:style>
    <style:style style:name="P24" style:family="paragraph" style:parent-style-name="Standard">
      <style:text-properties officeooo:rsid="000136c9" officeooo:paragraph-rsid="001ab2b6"/>
    </style:style>
    <style:style style:name="P25" style:family="paragraph" style:parent-style-name="Standard">
      <style:text-properties fo:font-size="12pt" officeooo:paragraph-rsid="00183d27" style:font-size-asian="12pt" style:font-size-complex="12pt"/>
    </style:style>
    <style:style style:name="P26" style:family="paragraph" style:parent-style-name="Standard">
      <style:text-properties officeooo:rsid="000049ca" officeooo:paragraph-rsid="001ab2b6"/>
    </style:style>
    <style:style style:name="P27" style:family="paragraph" style:parent-style-name="Standard">
      <style:text-properties officeooo:rsid="000f52b3" officeooo:paragraph-rsid="001ab2b6"/>
    </style:style>
    <style:style style:name="P28" style:family="paragraph" style:parent-style-name="Standard">
      <style:text-properties officeooo:rsid="00322800" officeooo:paragraph-rsid="001ab2b6"/>
    </style:style>
    <style:style style:name="P29" style:family="paragraph" style:parent-style-name="Standard">
      <style:text-properties officeooo:rsid="0029e8b7" officeooo:paragraph-rsid="001ab2b6"/>
    </style:style>
    <style:style style:name="P30" style:family="paragraph" style:parent-style-name="Standard">
      <style:text-properties officeooo:rsid="00293517" officeooo:paragraph-rsid="001ab2b6"/>
    </style:style>
    <style:style style:name="P31" style:family="paragraph" style:parent-style-name="Standard">
      <style:text-properties officeooo:rsid="00106a62" officeooo:paragraph-rsid="001ab2b6"/>
    </style:style>
    <style:style style:name="P32" style:family="paragraph" style:parent-style-name="Standard">
      <style:text-properties officeooo:rsid="0010d6c4" officeooo:paragraph-rsid="001ab2b6"/>
    </style:style>
    <style:style style:name="P33" style:family="paragraph" style:parent-style-name="Standard">
      <style:text-properties officeooo:rsid="00253ba1" officeooo:paragraph-rsid="001ab2b6"/>
    </style:style>
    <style:style style:name="P34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000000" style:font-name="Liberation Serif" fo:font-size="12pt" style:text-underline-style="none" fo:font-weight="normal" officeooo:rsid="003495be" officeooo:paragraph-rsid="00066b2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23c008" officeooo:paragraph-rsid="00055a84" style:font-size-asian="12pt" style:font-size-complex="12pt"/>
    </style:style>
    <style:style style:name="P36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officeooo:rsid="003495be" officeooo:paragraph-rsid="00055a84" style:font-size-asian="12pt" style:font-size-complex="12pt"/>
    </style:style>
    <style:style style:name="P37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style:font-name="Liberation Serif" fo:font-size="12pt" style:text-underline-style="none" fo:font-weight="normal" officeooo:rsid="00345629" officeooo:paragraph-rsid="000c4996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officeooo:paragraph-rsid="00174ee3"/>
    </style:style>
    <style:style style:name="P39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font-size="12pt" officeooo:paragraph-rsid="00174ee3" style:font-size-asian="12pt" style:font-size-complex="12pt"/>
    </style:style>
    <style:style style:name="P40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orphans="0" fo:widows="0" fo:text-indent="0in" style:auto-text-indent="false" style:vertical-align="auto">
        <style:tab-stops>
          <style:tab-stop style:position="0.4925in"/>
        </style:tab-stops>
      </style:paragraph-properties>
      <style:text-properties fo:color="#ff0000" style:font-name="Liberation Serif1" fo:font-size="12pt" fo:language="en" fo:country="IN" style:text-underline-style="solid" style:text-underline-width="auto" style:text-underline-color="font-color" fo:font-weight="bold" officeooo:rsid="0024a3f4" officeooo:paragraph-rsid="00174ee3" style:font-name-asian="WenQuanYi Micro Hei" style:font-size-asian="12pt" style:language-asian="zh" style:country-asian="CN" style:font-weight-asian="bold" style:font-name-complex="Liberation Serif2" style:font-size-complex="12pt" style:language-complex="hi" style:country-complex="IN" style:font-weight-complex="bold"/>
    </style:style>
    <style:style style:name="P41" style:family="paragraph" style:parent-style-name="Text_20_body">
      <style:paragraph-properties fo:text-align="start" style:justify-single-word="false"/>
      <style:text-properties officeooo:paragraph-rsid="000ac206"/>
    </style:style>
    <style:style style:name="T1" style:family="text">
      <style:text-properties officeooo:rsid="0023e4a5"/>
    </style:style>
    <style:style style:name="T2" style:family="text">
      <style:text-properties fo:color="#000000" style:text-underline-style="none"/>
    </style:style>
    <style:style style:name="T3" style:family="text">
      <style:text-properties fo:color="#000000" style:text-underline-style="none" officeooo:rsid="0011656e"/>
    </style:style>
    <style:style style:name="T4" style:family="text">
      <style:text-properties fo:color="#000000" style:text-underline-style="none" officeooo:rsid="00183d27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98839" style:font-size-asian="12pt" style:font-size-complex="12pt"/>
    </style:style>
    <style:style style:name="T7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color="#000000" fo:font-size="12pt" style:text-underline-style="none" fo:font-weight="normal" officeooo:rsid="000ac206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 fo:font-size="12pt" style:text-underline-style="none" fo:font-weight="normal" officeooo:rsid="00066b2f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erif" fo:font-size="12pt" style:text-underline-style="none" fo:font-weight="normal" officeooo:rsid="003495be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style:text-underline-style="none" fo:font-weight="normal" officeooo:rsid="000c4996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style:text-underline-style="none" fo:font-weight="normal" officeooo:rsid="0011656e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style:text-underline-style="none" fo:font-weight="normal" officeooo:rsid="00183d27" style:font-size-asian="12pt" style:font-weight-asian="normal" style:font-size-complex="12pt" style:font-weight-complex="normal"/>
    </style:style>
    <style:style style:name="T14" style:family="text">
      <style:text-properties fo:color="#ff0000" style:font-name="Liberation Serif" fo:font-size="12pt" style:text-underline-style="solid" style:text-underline-width="auto" style:text-underline-color="font-color" fo:font-weight="bold" officeooo:rsid="0023e4a5" style:font-size-asian="12pt" style:font-weight-asian="bold" style:font-size-complex="12pt" style:font-weight-complex="bold"/>
    </style:style>
    <style:style style:name="T15" style:family="text">
      <style:text-properties fo:color="#ff0000" style:font-name="Liberation Serif" fo:font-size="12pt" style:text-underline-style="solid" style:text-underline-width="auto" style:text-underline-color="font-color" fo:font-weight="bold" officeooo:rsid="00232dc6" style:font-size-asian="12pt" style:font-weight-asian="bold" style:font-size-complex="12pt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345629" style:font-weight-asian="normal" style:font-weight-complex="normal"/>
    </style:style>
    <style:style style:name="T18" style:family="text">
      <style:text-properties style:text-underline-style="none" fo:font-weight="normal" officeooo:rsid="000d31d2" style:font-weight-asian="normal" style:font-weight-complex="normal"/>
    </style:style>
    <style:style style:name="T19" style:family="text">
      <style:text-properties style:text-underline-style="none" fo:font-weight="normal" officeooo:rsid="0010f169" style:font-weight-asian="normal" style:font-weight-complex="normal"/>
    </style:style>
    <style:style style:name="T20" style:family="text">
      <style:text-properties style:text-underline-style="none" fo:font-weight="normal" officeooo:rsid="00183d27" style:font-weight-asian="normal" style:font-weight-complex="normal"/>
    </style:style>
    <style:style style:name="T21" style:family="text">
      <style:text-properties style:text-underline-style="none" fo:font-weight="bold" officeooo:rsid="00345629" style:font-weight-asian="bold" style:font-weight-complex="bold"/>
    </style:style>
    <style:style style:name="T22" style:family="text">
      <style:text-properties officeooo:rsid="00066b2f"/>
    </style:style>
    <style:style style:name="T23" style:family="text">
      <style:text-properties officeooo:rsid="000c4996"/>
    </style:style>
    <style:style style:name="T24" style:family="text">
      <style:text-properties officeooo:rsid="00100264"/>
    </style:style>
    <style:style style:name="T25" style:family="text">
      <style:text-properties officeooo:rsid="0010f169"/>
    </style:style>
    <style:style style:name="T26" style:family="text">
      <style:text-properties officeooo:rsid="0012fb52"/>
    </style:style>
    <style:style style:name="T27" style:family="text">
      <style:text-properties officeooo:rsid="00183d27"/>
    </style:style>
    <style:style style:name="T28" style:family="text">
      <style:text-properties style:font-name="Liberation Serif" fo:font-size="12pt" style:font-size-asian="12pt" style:font-size-complex="12pt"/>
    </style:style>
    <style:style style:name="T29" style:family="text">
      <style:text-properties style:font-name="Liberation Serif" style:text-underline-style="none" fo:font-weight="normal" officeooo:rsid="000c4996" style:font-weight-asian="normal" style:font-weight-complex="normal"/>
    </style:style>
    <style:style style:name="T30" style:family="text">
      <style:text-properties style:font-name="Liberation Serif" style:text-underline-style="none" fo:font-weight="normal" officeooo:rsid="00183d27" style:font-weight-asian="normal" style:font-weight-complex="normal"/>
    </style:style>
    <style:style style:name="T31" style:family="text">
      <style:text-properties officeooo:rsid="00198839"/>
    </style:style>
    <style:style style:name="T32" style:family="text">
      <style:text-properties officeooo:rsid="0019ffcb"/>
    </style:style>
    <style:style style:name="T33" style:family="text">
      <style:text-properties officeooo:rsid="000f52b3"/>
    </style:style>
    <style:style style:name="T34" style:family="text">
      <style:text-properties officeooo:rsid="0033d2de"/>
    </style:style>
    <style:style style:name="T35" style:family="text">
      <style:text-properties officeooo:rsid="0029e8b7"/>
    </style:style>
    <style:style style:name="T36" style:family="text">
      <style:text-properties officeooo:rsid="00293517"/>
    </style:style>
    <style:style style:name="T37" style:family="text">
      <style:text-properties officeooo:rsid="0039edad"/>
    </style:style>
    <style:style style:name="T38" style:family="text">
      <style:text-properties officeooo:rsid="0010d6c4"/>
    </style:style>
    <style:style style:name="T39" style:family="text">
      <style:text-properties officeooo:rsid="00253ba1"/>
    </style:style>
    <style:style style:name="T40" style:family="text">
      <style:text-properties officeooo:rsid="001bf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Paper-<text:span text:style-name="T40">16</text:span></text:p>
      <text:p text:style-name="P5">__________________________________________________________________________________</text:p>
      <text:p text:style-name="P6"/>
      <text:p text:style-name="P20"><text:span text:style-name="T1">O</text:span>bjective questions:</text:p>
      <text:p text:style-name="P20"/>
      <text:p text:style-name="P26">1)<text:tab/><text:span text:style-name="T33">main() </text:span></text:p>
      <text:p text:style-name="P27"><text:tab/>{ </text:p>
      <text:p text:style-name="P27"><text:tab/>int i=2,j=2; </text:p>
      <text:p text:style-name="P27"><text:tab/>while(i+1?--i:j++) </text:p>
      <text:p text:style-name="P27"><text:tab/><text:tab/>printf("%d",i); </text:p>
      <text:p text:style-name="P27"><text:tab/>}</text:p>
      <text:p text:style-name="P28"><text:s/></text:p>
      <text:p text:style-name="P26">2)<text:tab/><text:span text:style-name="T33">main() </text:span></text:p>
      <text:p text:style-name="P27"><text:tab/>{ </text:p>
      <text:p text:style-name="P27"><text:tab/>int a=0; </text:p>
      <text:p text:style-name="P27"><text:tab/>while(-++a)<text:tab/> </text:p>
      <text:p text:style-name="P27"><text:tab/>printf("%d",a); </text:p>
      <text:p text:style-name="P27"><text:tab/>}</text:p>
      <text:p text:style-name="P24"/>
      <text:p text:style-name="P8">3)<text:tab/><text:span text:style-name="T33">main() </text:span></text:p>
      <text:p text:style-name="P27"><text:tab/>{ </text:p>
      <text:p text:style-name="P27"><text:tab/>int a=0; </text:p>
      <text:p text:style-name="P27"><text:tab/>while(a)<text:tab/> </text:p>
      <text:p text:style-name="P27"><text:tab/>printf("%d",a); </text:p>
      <text:p text:style-name="P27"><text:tab/>printf("%d",++a++); </text:p>
      <text:p text:style-name="P9"><text:tab/>}</text:p>
      <text:p text:style-name="P10"/>
      <text:p text:style-name="P11"/>
      <text:p text:style-name="P11"><text:span text:style-name="T34">4</text:span>)<text:tab/><text:span text:style-name="T35">int main() </text:span></text:p>
      <text:p text:style-name="P29"><text:tab/>{ </text:p>
      <text:p text:style-name="P29"><text:tab/> int a[5] = {5, 1, 15, 20, 25}; </text:p>
      <text:p text:style-name="P29"><text:tab/> int i, j, m; <text:s/></text:p>
      <text:p text:style-name="P29"><text:tab/> i = ++a[1]; </text:p>
      <text:p text:style-name="P29"><text:tab/> j = a[1]++; </text:p>
      <text:p text:style-name="P29"><text:tab/> m = a[i++]; </text:p>
      <text:p text:style-name="P29"><text:tab/> printf("%d, %d, %d", i, j, m); </text:p>
      <text:p text:style-name="P29"><text:tab/> <text:span text:style-name="T28">}</text:span></text:p>
      <text:p text:style-name="P10"/>
      <text:p text:style-name="P11"><text:span text:style-name="T34">5</text:span>)<text:tab/><text:span text:style-name="T36">int main() </text:span></text:p>
      <text:p text:style-name="P30"><text:tab/>{ </text:p>
      <text:p text:style-name="P30"><text:tab/><text:tab/>float a[] = {75.5,21,3,4}; </text:p>
      <text:p text:style-name="P30"><text:tab/><text:tab/>float b[4] = {75.5,16,7,8}; </text:p>
      <text:p text:style-name="P30"><text:tab/><text:tab/>printf("%d", a[0]==b[0]); </text:p>
      <text:p text:style-name="P12"><text:tab/>}</text:p>
      <text:p text:style-name="P13"/>
      <text:p text:style-name="P11"/>
      <text:p text:style-name="P11"/>
      <text:p text:style-name="P11"/>
      <text:p text:style-name="P11"/>
      <text:p text:style-name="P11"><text:soft-page-break/><text:span text:style-name="T37">6</text:span>)<text:tab/><text:span text:style-name="T36">int main() </text:span></text:p>
      <text:p text:style-name="P30"><text:tab/>{ </text:p>
      <text:p text:style-name="P30"><text:tab/><text:tab/>int a[] = {51,21,3,4}; </text:p>
      <text:p text:style-name="P30"><text:tab/><text:tab/>int b[4] = {51,16,7,8}; </text:p>
      <text:p text:style-name="P30"><text:tab/><text:tab/>printf("%d %c", a[0]==b[0],a[0]); </text:p>
      <text:p text:style-name="P12"><text:tab/>}</text:p>
      <text:p text:style-name="P11"/>
      <text:p text:style-name="P11"/>
      <text:p text:style-name="P11"><text:span text:style-name="T37">7</text:span>)<text:span text:style-name="T34"><text:tab/>main() </text:span></text:p>
      <text:p text:style-name="P31"><text:tab/>{ </text:p>
      <text:p text:style-name="P31"><text:tab/>switch(1) </text:p>
      <text:p text:style-name="P31"><text:tab/>{ </text:p>
      <text:p text:style-name="P31"><text:tab/><text:tab/>case 0:printf("case1"); </text:p>
      <text:p text:style-name="P31"><text:tab/><text:tab/><text:tab/>break; </text:p>
      <text:p text:style-name="P31"><text:tab/><text:tab/>case '0':printf("case2"); </text:p>
      <text:p text:style-name="P31"><text:tab/><text:tab/><text:tab/>break; </text:p>
      <text:p text:style-name="P31"><text:tab/><text:tab/>default:printf("case3"); </text:p>
      <text:p text:style-name="P31"><text:tab/><text:tab/><text:tab/>break; </text:p>
      <text:p text:style-name="P31"><text:tab/>} </text:p>
      <text:p text:style-name="P14"><text:tab/>}</text:p>
      <text:p text:style-name="P15"/>
      <text:p text:style-name="P11"><text:span text:style-name="T37">8</text:span>)<text:tab/><text:span text:style-name="T38">main()<text:tab/> </text:span></text:p>
      <text:p text:style-name="P32"><text:tab/>{ </text:p>
      <text:p text:style-name="P32"><text:tab/>int a=10; </text:p>
      <text:p text:style-name="P32"><text:tab/>switch(a) </text:p>
      <text:p text:style-name="P32"><text:tab/>{ </text:p>
      <text:p text:style-name="P32"><text:tab/><text:tab/>case 10: </text:p>
      <text:p text:style-name="P32"><text:tab/><text:tab/>case 20: </text:p>
      <text:p text:style-name="P32"><text:tab/><text:tab/>case 30: </text:p>
      <text:p text:style-name="P32"><text:tab/><text:tab/>default:printf("default"); </text:p>
      <text:p text:style-name="P32"><text:tab/>} </text:p>
      <text:p text:style-name="P16"><text:tab/>}</text:p>
      <text:p text:style-name="P17"/>
      <text:p text:style-name="P11"><text:span text:style-name="T37">9</text:span>)<text:tab/><text:span text:style-name="T39">int main() </text:span></text:p>
      <text:p text:style-name="P33"><text:tab/>{ </text:p>
      <text:p text:style-name="P33"><text:tab/> <text:s text:c="3"/>int fun(int); </text:p>
      <text:p text:style-name="P33"><text:tab/> <text:s text:c="3"/>int i = fun(10); </text:p>
      <text:p text:style-name="P33"><text:tab/> <text:s text:c="3"/>printf("%d\n", --i); </text:p>
      <text:p text:style-name="P33"><text:tab/> <text:s text:c="3"/>return 0; </text:p>
      <text:p text:style-name="P33"><text:tab/>} </text:p>
      <text:p text:style-name="P33"><text:tab/>int fun(int i) </text:p>
      <text:p text:style-name="P33"><text:tab/>{ </text:p>
      <text:p text:style-name="P33"><text:tab/> <text:s text:c="2"/>return (i++); </text:p>
      <text:p text:style-name="P18"><text:tab/>}</text:p>
      <text:p text:style-name="P17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10)<text:tab/><text:span text:style-name="T39">int fun(int i) </text:span></text:p>
      <text:p text:style-name="P33"><text:tab/>{ </text:p>
      <text:p text:style-name="P33"><text:tab/> <text:s text:c="3"/>i++; </text:p>
      <text:p text:style-name="P33"><text:tab/> <text:s text:c="3"/>return i; </text:p>
      <text:p text:style-name="P33"><text:tab/>} </text:p>
      <text:p text:style-name="P33"><text:tab/>int main() </text:p>
      <text:p text:style-name="P33"><text:tab/>{ </text:p>
      <text:p text:style-name="P33"><text:tab/> <text:s text:c="3"/>int fun(int); </text:p>
      <text:p text:style-name="P33"><text:tab/> <text:s text:c="3"/>int i=3; </text:p>
      <text:p text:style-name="P33"><text:tab/> <text:s text:c="3"/>fun(i=fun(fun(i))); </text:p>
      <text:p text:style-name="P33"><text:tab/> <text:s text:c="3"/>printf("%d\n", i); </text:p>
      <text:p text:style-name="P33"><text:tab/> <text:s text:c="3"/>return 0; </text:p>
      <text:p text:style-name="P3"><text:tab/>}</text:p>
      <text:p text:style-name="P2"/>
      <text:p text:style-name="P23"><text:span text:style-name="T14">Theory</text:span><text:span text:style-name="T15"> questions:</text:span></text:p>
      <text:p text:style-name="P7"/>
      <text:p text:style-name="P1">1) <text:s/>What are the <text:span text:style-name="T31">merits of c language?</text:span></text:p>
      <text:p text:style-name="P21"><text:span text:style-name="T5">2) <text:s/></text:span><text:span text:style-name="T6">List out the </text:span><text:span text:style-name="T31">Operators in C</text:span><text:span text:style-name="T5">?</text:span></text:p>
      <text:p text:style-name="P21"><text:span text:style-name="T5">3) <text:s/></text:span>What is the difference between the variable and <text:span text:style-name="T31">keywords</text:span> in C?</text:p>
      <text:p text:style-name="P22"><text:span text:style-name="T5">4) <text:s/></text:span>What is the use of <text:span text:style-name="T31">array</text:span> in C?</text:p>
      <text:p text:style-name="P22"><text:span text:style-name="T5">5) <text:s/></text:span>What is the use of the <text:span text:style-name="T31">Dma</text:span> in C?</text:p>
      <text:p text:style-name="P22"><text:span text:style-name="T5">6) <text:s/></text:span>What is the difference between <text:span text:style-name="T31">function</text:span> and call<text:span text:style-name="T24">ed recursion </text:span><text:s/>in C?</text:p>
      <text:p text:style-name="P22"><text:span text:style-name="T5">7) <text:s/></text:span>What is <text:s/><text:span text:style-name="T32">the storage class</text:span> in C?</text:p>
      <text:p text:style-name="P22"><text:span text:style-name="T5">8) <text:s/></text:span>What is <text:s/><text:span text:style-name="T32">meant by enum</text:span> in C?</text:p>
      <text:p text:style-name="P41"><text:span text:style-name="T5">9) <text:s/></text:span>What is <text:span text:style-name="T31">array of pointer</text:span> in C? <text:s text:c="107"/><text:span text:style-name="T8">10) </text:span>What is the difference between <text:span text:style-name="T31">structure</text:span> and <text:span text:style-name="T31">union</text:span>()?<text:span text:style-name="T7"> <text:s/></text:span></text:p>
      <text:p text:style-name="P40">Programming question:</text:p>
      <text:p text:style-name="P39"><text:span text:style-name="T16">1</text:span><text:span text:style-name="T17">)</text:span><text:span text:style-name="T21"> <text:s/></text:span><text:span text:style-name="T16">Write a </text:span><text:span text:style-name="T18">program</text:span><text:span text:style-name="T16"> for the following one. <text:s text:c="96"/>a) Set a bit <text:s text:c="5"/>b) Clear a bit <text:s text:c="3"/>c) Toggle a <text:s/>bit <text:s/></text:span></text:p>
      <text:p text:style-name="P35"><text:span text:style-name="T16">2</text:span><text:span text:style-name="T17">) <text:s/></text:span><text:span text:style-name="T16">WAP to find the given number </text:span><text:span text:style-name="T19">is </text:span><text:span text:style-name="T20">Divisible by 8 or not</text:span><text:span text:style-name="T19"> ?</text:span></text:p>
      <text:p text:style-name="P25"><text:span text:style-name="T17">3) <text:s/></text:span><text:span text:style-name="T29">Write your own C program to implement Str</text:span><text:span text:style-name="T30">ncmp?</text:span></text:p>
      <text:p text:style-name="P37">4) <text:s/><text:span text:style-name="T23">Write your own C program to implement Strstr?</text:span></text:p>
      <text:p text:style-name="P37">5) <text:s/>Write a C program to implement the stack using arrays?</text:p>
      <text:p text:style-name="P36">6) <text:s/>Write a C program to <text:span text:style-name="T27">remove </text:span><text:s/><text:span text:style-name="T25">duplicate</text:span> element in an array?</text:p>
      <text:p text:style-name="P36">7) <text:s/><text:span text:style-name="T23">Write a C program to find the factorial of given number using recursion?</text:span></text:p>
      <text:p text:style-name="P34"><text:span text:style-name="T22">8</text:span>) <text:s/>Wr<text:span text:style-name="T23">it</text:span>e a program to delete a node in a <text:span text:style-name="T27">Circular</text:span> Linked List?</text:p>
      <text:p text:style-name="P38"><text:span text:style-name="T9">9</text:span><text:span text:style-name="T10">) <text:s/>Wr</text:span><text:span text:style-name="T11">it</text:span><text:span text:style-name="T10">e a program </text:span><text:span text:style-name="T12">to </text:span><text:span text:style-name="T13">add a</text:span><text:span text:style-name="T12"> specific line from a text file?</text:span></text:p>
      <text:p text:style-name="P38"><text:span text:style-name="T9">10) <text:s/></text:span><text:a xlink:type="simple" xlink:href="https://codeforwin.org/2018/02/c-program-count-occurrences-of-all-words-a-file.html" office:target-frame-name="_blank" xlink:show="new"><text:span text:style-name="T2">Write a C program to </text:span></text:a><text:a xlink:type="simple" xlink:href="https://codeforwin.org/2018/02/c-program-count-occurrences-of-all-words-a-file.html" office:target-frame-name="_blank" xlink:show="new"><text:span text:style-name="T4">reverse</text:span></text:a><text:a xlink:type="simple" xlink:href="https://codeforwin.org/2018/02/c-program-count-occurrences-of-all-words-a-file.html" office:target-frame-name="_blank" xlink:show="new"><text:span text:style-name="T2"> </text:span></text:a><text:a xlink:type="simple" xlink:href="https://codeforwin.org/2018/02/c-program-count-occurrences-of-all-words-a-file.html" office:target-frame-name="_blank" xlink:show="new"><text:span text:style-name="T4">the</text:span></text:a><text:a xlink:type="simple" xlink:href="https://codeforwin.org/2018/02/c-program-count-occurrences-of-all-words-a-file.html" office:target-frame-name="_blank" xlink:show="new"><text:span text:style-name="T2"> </text:span></text:a><text:a xlink:type="simple" xlink:href="https://codeforwin.org/2018/02/c-program-count-occurrences-of-all-words-a-file.html" office:target-frame-name="_blank" xlink:show="new"><text:span text:style-name="T3">given </text:span></text:a><text:a xlink:type="simple" xlink:href="https://codeforwin.org/2018/02/c-program-count-occurrences-of-all-words-a-file.html" office:target-frame-name="_blank" xlink:show="new"><text:span text:style-name="T2">words in a text file.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WenQuanYi Micro Hei" svg:font-family="'WenQuanYi Micro He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0:13:57.849937102</meta:creation-date>
    <dc:date>2020-04-12T11:51:41.565898894</dc:date>
    <meta:editing-duration>PT1H6M4S</meta:editing-duration>
    <meta:editing-cycles>28</meta:editing-cycles>
    <meta:generator>LibreOffice/4.2.8.2$Linux_x86 LibreOffice_project/420m0$Build-2</meta:generator>
    <meta:document-statistic meta:table-count="0" meta:image-count="0" meta:object-count="0" meta:page-count="3" meta:paragraph-count="112" meta:word-count="393" meta:character-count="2539" meta:non-whitespace-character-count="1786"/>
  </office:meta>
</office:document-meta>
</file>